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1pt" officeooo:paragraph-rsid="0006c4c9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paragraph-rsid="0078797a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officeooo:paragraph-rsid="002681aa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font-size="11pt" officeooo:paragraph-rsid="011787d3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officeooo:rsid="010423a3" officeooo:paragraph-rsid="010423a3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font-size="11pt" officeooo:rsid="0006c4c9" officeooo:paragraph-rsid="0123b387" style:font-size-asian="11pt" style:font-size-complex="11pt"/>
    </style:style>
    <style:style style:name="P7" style:family="paragraph" style:parent-style-name="Text_20_body">
      <style:text-properties fo:font-size="11pt" fo:font-weight="bold" officeooo:rsid="0006c4c9" officeooo:paragraph-rsid="0006c4c9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officeooo:paragraph-rsid="01223779"/>
    </style:style>
    <style:style style:name="P10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size="11pt" fo:font-weight="bold" officeooo:rsid="000057c8" officeooo:paragraph-rsid="00b13b2b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size="11pt" officeooo:paragraph-rsid="00b13b2b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1pt" fo:font-style="italic" officeooo:rsid="011787d3" officeooo:paragraph-rsid="011787d3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1pt" fo:font-style="italic" officeooo:paragraph-rsid="00e858d3" style:font-size-asian="11pt" style:font-style-asian="italic" style:font-size-complex="11pt" style:font-style-complex="italic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1pt" fo:font-style="normal" fo:font-weight="bold" officeooo:rsid="011787d3" officeooo:paragraph-rsid="011787d3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114d4db" style:font-style-asian="italic" style:font-weight-asian="bold" style:font-style-complex="italic" style:font-weight-complex="bold"/>
    </style:style>
    <style:style style:name="T3" style:family="text">
      <style:text-properties officeooo:rsid="0006c4c9"/>
    </style:style>
    <style:style style:name="T4" style:family="text">
      <style:text-properties officeooo:rsid="001a87a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c4c9"/>
    </style:style>
    <style:style style:name="T7" style:family="text">
      <style:text-properties officeooo:rsid="001fc6ba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 officeooo:rsid="001fc6ba"/>
    </style:style>
    <style:style style:name="T10" style:family="text">
      <style:text-properties style:text-underline-style="solid" style:text-underline-type="double" style:text-underline-width="auto" style:text-underline-color="font-color" officeooo:rsid="0006c4c9"/>
    </style:style>
    <style:style style:name="T11" style:family="text">
      <style:text-properties officeooo:rsid="002681a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1f785" style:font-weight-asian="bold" style:font-weight-complex="bold"/>
    </style:style>
    <style:style style:name="T14" style:family="text">
      <style:text-properties fo:font-weight="bold" officeooo:rsid="00484b52" style:font-weight-asian="bold" style:font-weight-complex="bold"/>
    </style:style>
    <style:style style:name="T15" style:family="text">
      <style:text-properties fo:font-weight="bold" officeooo:rsid="007309cf" style:font-weight-asian="bold" style:font-weight-complex="bold"/>
    </style:style>
    <style:style style:name="T16" style:family="text">
      <style:text-properties fo:font-weight="bold" officeooo:rsid="00d2635b" style:font-weight-asian="bold" style:font-weight-complex="bold"/>
    </style:style>
    <style:style style:name="T17" style:family="text">
      <style:text-properties fo:font-weight="bold" officeooo:rsid="00e23278" style:font-weight-asian="bold" style:font-weight-complex="bold"/>
    </style:style>
    <style:style style:name="T18" style:family="text">
      <style:text-properties fo:font-weight="bold" officeooo:rsid="0114d4db" style:font-weight-asian="bold" style:font-weight-complex="bold"/>
    </style:style>
    <style:style style:name="T19" style:family="text">
      <style:text-properties officeooo:rsid="0041412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ffbd28" style:font-style-asian="normal" style:font-style-complex="normal"/>
    </style:style>
    <style:style style:name="T22" style:family="text">
      <style:text-properties fo:font-style="normal" officeooo:rsid="0100f50c" style:font-style-asian="normal" style:font-style-complex="normal"/>
    </style:style>
    <style:style style:name="T23" style:family="text">
      <style:text-properties fo:font-style="normal" officeooo:rsid="010423a3" style:font-style-asian="normal" style:font-style-complex="normal"/>
    </style:style>
    <style:style style:name="T24" style:family="text">
      <style:text-properties fo:font-style="normal" officeooo:rsid="011787d3" style:font-style-asian="normal" style:font-style-complex="normal"/>
    </style:style>
    <style:style style:name="T25" style:family="text">
      <style:text-properties fo:font-style="normal" officeooo:rsid="011a8c97" style:font-style-asian="normal" style:font-style-complex="normal"/>
    </style:style>
    <style:style style:name="T26" style:family="text">
      <style:text-properties fo:font-style="normal" officeooo:rsid="012036d3" style:font-style-asian="normal" style:font-style-complex="normal"/>
    </style:style>
    <style:style style:name="T27" style:family="text">
      <style:text-properties fo:font-style="normal" officeooo:rsid="01213745" style:font-style-asian="normal" style:font-style-complex="normal"/>
    </style:style>
    <style:style style:name="T28" style:family="text">
      <style:text-properties fo:font-style="normal" officeooo:rsid="01223779" style:font-style-asian="normal" style:font-style-complex="normal"/>
    </style:style>
    <style:style style:name="T29" style:family="text">
      <style:text-properties fo:font-style="normal" officeooo:rsid="0123b387" style:font-style-asian="normal" style:font-style-complex="normal"/>
    </style:style>
    <style:style style:name="T30" style:family="text">
      <style:text-properties fo:font-style="normal" officeooo:rsid="01314f27" style:font-style-asian="normal" style:font-style-complex="normal"/>
    </style:style>
    <style:style style:name="T31" style:family="text">
      <style:text-properties style:text-position="super 58%"/>
    </style:style>
    <style:style style:name="T32" style:family="text">
      <style:text-properties officeooo:rsid="00b13b2b"/>
    </style:style>
    <style:style style:name="T33" style:family="text">
      <style:text-properties officeooo:rsid="007309cf"/>
    </style:style>
    <style:style style:name="T34" style:family="text">
      <style:text-properties officeooo:rsid="00d7b053"/>
    </style:style>
    <style:style style:name="T35" style:family="text">
      <style:text-properties fo:font-size="11pt" officeooo:rsid="0006c4c9" style:font-size-asian="11pt" style:font-size-complex="11pt"/>
    </style:style>
    <style:style style:name="T36" style:family="text">
      <style:text-properties fo:font-size="11pt" officeooo:rsid="00dc59cf" style:font-size-asian="11pt" style:font-size-complex="11pt"/>
    </style:style>
    <style:style style:name="T37" style:family="text">
      <style:text-properties fo:font-size="11pt" fo:font-style="normal" officeooo:rsid="011dfe4b" style:font-size-asian="11pt" style:font-style-asian="normal" style:font-size-complex="11pt" style:font-style-complex="normal"/>
    </style:style>
    <style:style style:name="T38" style:family="text">
      <style:text-properties officeooo:rsid="0114d4db"/>
    </style:style>
    <style:style style:name="T39" style:family="text">
      <style:text-properties officeooo:rsid="0116adb0"/>
    </style:style>
    <style:style style:name="T40" style:family="text">
      <style:text-properties officeooo:rsid="01276f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3">3</text:span><text:span text:style-name="T31">e</text:span> / français / télé-travail n°<text:span text:style-name="T38">4</text:span></text:p>
      <text:p text:style-name="P11"><text:span text:style-name="T13">é</text:span><text:span text:style-name="T14">tude du t</text:span><text:span text:style-name="T15">héâtre : </text:span><text:span text:style-name="T16">é</text:span><text:span text:style-name="T17">tude d</text:span><text:span text:style-name="T18">u premier extrait d’</text:span><text:span text:style-name="T2">Ubu Roi</text:span></text:p>
      <text:p text:style-name="P8"><text:tab/>Pour ce <text:span text:style-name="T39">quatrième</text:span> envoi, <text:span text:style-name="T32">veuillez lire le texte les pages 4, 8, et 9 du fichier envoyé en pièce jointe, fichier intitulé F3_T2_pièce_jointe.pdf . Il s’agit d’une présentation d’une mise en scène de la pièce par un troupe de théâtre.</text:span></text:p>
      <text:p text:style-name="Horizontal_20_Line"/>
      <text:p text:style-name="P14">Premier extrait d’<text:span text:style-name="T1">Ubu Roi</text:span> <text:s/>: début de la pièce</text:p>
      <text:p text:style-name="P14"/>
      <text:p text:style-name="P12">I.1</text:p>
      <text:p text:style-name="P12"/>
      <text:p text:style-name="P13">Père Ubu. — Merdre.</text:p>
      <text:p text:style-name="P13">Mère Ubu. — Oh ! voilà du joli, Père Ubu, vous estes un fort grand voyou.</text:p>
      <text:p text:style-name="P13">Père Ubu. — Que ne vous assom’je, Mère Ubu !</text:p>
      <text:p text:style-name="P13">Mère Ubu. — Ce n’est pas moi, Père Ubu, c’est un autre qu’il faudrait assassiner.</text:p>
      <text:p text:style-name="P13">Père Ubu. — De par ma chandelle verte, je ne comprends pas.</text:p>
      <text:p text:style-name="P13">Mère Ubu. — Comment, Père Ubu, vous estes content de votre sort ?</text:p>
      <text:p text:style-name="P13">Père Ubu. — De par ma chandelle verte, merdre, madame, certes oui, je suis content. On le serait à moins : capitaine de dragons, officier de confiance du roi Venceslas, décoré de l’ordre de l’Aigle Rouge de Pologne et ancien roi d’Aragon, que voulez-vous de mieux ?</text:p>
      <text:p text:style-name="P13">Mère Ubu. — Comment ! Après avoir été roi d’Aragon vous vous contentez de mener aux revues une cinquantaine d’estafiers armés de coupe-choux, quand vous pourriez faire succéder sur votre fiole la couronne de Pologne à celle d’Aragon ?</text:p>
      <text:p text:style-name="P13">Père Ubu. — Ah ! Mère Ubu, je ne comprends rien de ce que tu dis.</text:p>
      <text:p text:style-name="P13">Mère Ubu. — Tu es si bête !</text:p>
      <text:p text:style-name="P13">Père Ubu. — De par ma chandelle verte, le roi Venceslas est encore bien vivant ; et même en admettant qu’il meure, n’a-t-il pas des légions d’enfants ?</text:p>
      <text:p text:style-name="P13">Mère Ubu. — Qui t’empêche de massacrer toute la famille et de te mettre à leur place ?</text:p>
      <text:p text:style-name="P13">Père Ubu. — Ah ! Mère Ubu, vous me faites injure et vous allez passer tout à l’heure par la casserole.</text:p>
      <text:p text:style-name="P13">Mère Ubu. — Eh ! pauvre malheureux, si je passais par la casserole, qui te raccommoderait tes fonds de culotte ?</text:p>
      <text:p text:style-name="P13">Père Ubu. — Eh vraiment ! et puis après ? N’ai-je pas un cul comme les autres ?</text:p>
      <text:p text:style-name="P13">Mère Ubu. — À ta place, ce cul, <text:span text:style-name="T8">je</text:span> voudrais <text:span text:style-name="T8">l</text:span>’installer <text:span text:style-name="T8">sur un trône</text:span>. Tu pourrais augmenter indéfiniment tes richesses, manger fort souvent de l’andouille et rouler carrosse par les rues.</text:p>
      <text:p text:style-name="P13">Père Ubu. — <text:span text:style-name="T5">Si</text:span> <text:span text:style-name="T5">j</text:span>’<text:span text:style-name="T5">étais</text:span> <text:span text:style-name="T5">roi</text:span>, je <text:span text:style-name="T5">me</text:span> ferais construire une grande capeline <text:span text:style-name="T5">comme</text:span> <text:span text:style-name="T5">celle</text:span> <text:span text:style-name="T5">que</text:span> j’avais en Aragon et que ces gredins d’Espagnols m’ont impudemment volée.</text:p>
      <text:p text:style-name="P13">Mère Ubu. — <text:span text:style-name="T12">Tu pourrais aussi te procurer un parapluie et un grand caban qui te tomberait sur les talons</text:span>.</text:p>
      <text:p text:style-name="P13">Père Ubu. — Ah ! je cède à la tentation. Bougre de merdre, merdre de bougre, si jamais je le rencontre au coin d’un bois, il passera un mauvais quart d’heure.</text:p>
      <text:p text:style-name="Horizontal_20_Line"/>
      <text:p text:style-name="P7">Questions sur le texte. <text:span text:style-name="T4">Sauf mention contraire, toutes les réponses doivent être rédigées sans abréviation.</text:span></text:p>
      <text:p text:style-name="P1"><text:span text:style-name="T3">(01) </text:span><text:span text:style-name="T24">Que signifie la première ligne « I.1 » ?</text:span></text:p>
      <text:p text:style-name="P4"><text:span text:style-name="T3">(02) </text:span><text:span text:style-name="T24">Vous devez constater à la lecture un mélange des registres de langue, puisque le texte est écrit </text:span><text:span text:style-name="T25">à la fois </text:span><text:span text:style-name="T24">dans un</text:span><text:span text:style-name="T25">e</text:span><text:span text:style-name="T24"> langue vulgaire et </text:span><text:span text:style-name="T25">dans une langue </text:span><text:span text:style-name="T24">soutenue. Cherchez dans ce texte </text:span><text:span text:style-name="T26">trois</text:span><text:span text:style-name="T24"> mots vulgaires et </text:span><text:span text:style-name="T27">trois</text:span><text:span text:style-name="T24"> mots soutenus. </text:span></text:p>
      <text:p text:style-name="P5"><text:span text:style-name="T21">(</text:span><text:span text:style-name="T20">03) </text:span><text:span text:style-name="T24">Les </text:span><text:span text:style-name="T25">références géographiques du texte sont étranges. Montrez, en en citant trois, que le père Ubu règne sur des territoires géographiques sans rapport les uns avec les autres.</text:span></text:p>
      <text:p text:style-name="P6"><text:span text:style-name="T22">(0</text:span><text:span text:style-name="T23">4</text:span><text:span text:style-name="T22">) </text:span><text:span text:style-name="T28">Les références temporelles du texte sont tout aussi étranges. </text:span><text:span text:style-name="T29">Les époux </text:span><text:span text:style-name="T28">Ubu </text:span><text:span text:style-name="T29">emploient</text:span><text:span text:style-name="T28"> des mots anachroniques à l’instar d’«estafier» qui est un synonyme vieilli de spadassin, «soldat muni d’une épée, </text:span><text:span text:style-name="T30">assassin</text:span><text:span text:style-name="T28">».</text:span><text:span text:style-name="T29"> Alfred Jarry s’amuse de ces anachronismes et use même d’une forme vieillie du verbe «être». Pouvez-vous la trouver ?</text:span></text:p>
      <text:p text:style-name="P9"><text:span text:style-name="T35">(0</text:span><text:span text:style-name="T36">5</text:span><text:span text:style-name="T35">) </text:span><text:span text:style-name="T37">Le père Ubu décide donc d’assassiner le roi Venceslas : expliquez pourquoi en donnant deux arguments.</text:span></text:p>
      <text:p text:style-name="P2"><text:span text:style-name="T3">(06) Recopiez ce qui est écrit en gras en remplaçant </text:span>«<text:span text:style-name="T40">Tu</text:span>» <text:span text:style-name="T11">par </text:span>« <text:span text:style-name="T40">Il</text:span>»<text:span text:style-name="T34"> en transformant la phrase au conditionnel passé.</text:span> <text:span text:style-name="T19">Soulignez les mots que vous modifiez.</text:span></text:p>
      <text:p text:style-name="P1"><text:span text:style-name="T3">(07) Quelle est la nature grammaticale </text:span><text:span text:style-name="T6">des mots soulignés dans le texte à l’aide d’un trait simple</text:span><text:span text:style-name="T3"> ?</text:span></text:p>
      <text:p text:style-name="P3"><text:span text:style-name="T3">(08) Quelle est la fonction grammaticale </text:span><text:span text:style-name="T10">des mots soulignés dans le texte </text:span><text:span text:style-name="T9">à l’aide d’un trait double</text:span><text:span text:style-name="T7">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8:20.493072133</meta:creation-date>
    <dc:date>2020-03-26T09:34:39.746363624</dc:date>
    <meta:editing-duration>PT4H38M17S</meta:editing-duration>
    <meta:editing-cycles>19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668" meta:character-count="3800" meta:non-whitespace-character-count="3143"/>
  </office:meta>
</office:document-meta>
</file>